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007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4193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number:date-style style:name="N2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2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0036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3" style:family="table-cell" style:parent-style-name="Default" style:data-style-name="N20037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0" style:family="table-cell" style:parent-style-name="Default" style:data-style-name="N4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3" table:default-cell-style-name="ce10"/>
        <table:table-column table:style-name="co2" table:default-cell-style-name="ce13"/>
        <table:table-column table:style-name="co1" table:number-columns-repeated="2" table:default-cell-style-name="ce10"/>
        <table:table-column table:style-name="co1" table:number-columns-repeated="1017" table:default-cell-style-name="ce14"/>
        <table:table-row table:style-name="ro1">
          <table:table-cell table:style-name="ce8" office:value-type="string" calcext:value-type="string">
            <text:p>Day</text:p>
          </table:table-cell>
          <table:table-cell table:style-name="ce8" office:value-type="string" calcext:value-type="string">
            <text:p>Start</text:p>
          </table:table-cell>
          <table:table-cell table:style-name="ce8" office:value-type="string" calcext:value-type="string">
            <text:p>End</text:p>
          </table:table-cell>
          <table:table-cell table:style-name="ce8" office:value-type="string" calcext:value-type="string">
            <text:p>Duration</text:p>
          </table:table-cell>
          <table:table-cell table:style-name="ce11" office:value-type="string" calcext:value-type="string">
            <text:p>Description</text:p>
          </table:table-cell>
          <table:table-cell table:style-name="ce8" office:value-type="string" calcext:value-type="string">
            <text:p>Total (per day)</text:p>
          </table:table-cell>
          <table:table-cell table:style-name="ce8" office:value-type="string" calcext:value-type="string">
            <text:p>Total (per week)</text:p>
          </table:table-cell>
          <table:table-cell table:style-name="ce8" table:number-columns-repeated="57"/>
          <table:table-cell table:style-name="ce15" table:number-columns-repeated="960"/>
        </table:table-row>
        <table:table-row table:style-name="ro2">
          <table:table-cell table:style-name="ce4" office:value-type="string" calcext:value-type="string">
            <text:p>Week 1</text:p>
          </table:table-cell>
          <table:table-cell table:style-name="Default" table:number-columns-repeated="6"/>
          <table:table-cell table:number-columns-repeated="1017"/>
        </table:table-row>
        <table:table-row table:style-name="ro3">
          <table:table-cell table:style-name="ce2" office:value-type="date" office:date-value="2020-04-01" calcext:value-type="date">
            <text:p>01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3]; [.C3]-[.B3]; &quot;&quot;)" office:value-type="time" office:time-value="PT05H30M00S" calcext:value-type="time">
            <text:p>05:30</text:p>
          </table:table-cell>
          <table:table-cell table:style-name="ce5" office:value-type="string" calcext:value-type="string">
            <text:p>* Set up Ubuntu 19.10 VM for experiments</text:p>
            <text:p>* Read “Smashing the stack for fun and profit” (revised version)</text:p>
            <text:p>* Stuck at overflow1.c: esp contains address before buffer instead of in buffer</text:p>
          </table:table-cell>
          <table:table-cell table:number-columns-repeated="1019"/>
        </table:table-row>
        <table:table-row table:style-name="ro4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5H45M00S" calcext:value-type="time">
            <text:p>15:45</text:p>
          </table:table-cell>
          <table:table-cell table:formula="of:=IF([.C4]; [.C4]-[.B4]; &quot;&quot;)" office:value-type="time" office:time-value="PT02H15M00S" calcext:value-type="time">
            <text:p>02:15</text:p>
          </table:table-cell>
          <table:table-cell office:value-type="string" calcext:value-type="string">
            <text:p>* Fix overflow1.c problem: gcc includes wrong alignment by default (16 bytes), change to 4 bytes by compiler flag</text:p>
            <text:p>* Continue with vulnerable executable and exploits for that</text:p>
            <text:p>* Current problem: exploit2 works better than expected, exploit3 does not work =&gt; evaluate and debug tomorrow</text:p>
          </table:table-cell>
          <table:table-cell table:formula="of:=[.D3]+[.D4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5]; [.C5]-[.B5]; &quot;&quot;)">
            <text:p/>
          </table:table-cell>
          <table:table-cell table:number-columns-repeated="1020"/>
        </table:table-row>
        <table:table-row table:style-name="ro4">
          <table:table-cell table:style-name="ce2" office:value-type="date" office:date-value="2020-04-02" calcext:value-type="date">
            <text:p>02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15M00S" calcext:value-type="time">
            <text:p>12:15</text:p>
          </table:table-cell>
          <table:table-cell table:formula="of:=IF([.C6]; [.C6]-[.B6]; &quot;&quot;)" office:value-type="time" office:time-value="PT05H15M00S" calcext:value-type="time">
            <text:p>05:15</text:p>
          </table:table-cell>
          <table:table-cell office:value-type="string" calcext:value-type="string">
            <text:p>* Install gdb 9.1 from source, as gdb 8.3 included in Ubuntu 19.10 often crashes (known bug fixed in gdb 8.3.1)</text:p>
            <text:p>* Fix problem with exploit3: offset missing</text:p>
            <text:p>* Add exploit4 and eggshell, fix wrong offsets and an iteration bug in eggshell</text:p>
            <text:p>* All executables from the Aleph1 paper are working now!</text:p>
          </table:table-cell>
          <table:table-cell table:style-name="Default"/>
          <table:table-cell table:number-columns-repeated="1018"/>
        </table:table-row>
        <table:table-row table:style-name="ro5">
          <table:table-cell/>
          <table:table-cell office:value-type="time" office:time-value="PT13H15M00S" calcext:value-type="time">
            <text:p>13:15</text:p>
          </table:table-cell>
          <table:table-cell office:value-type="time" office:time-value="PT15H45M00S" calcext:value-type="time">
            <text:p>15:45</text:p>
          </table:table-cell>
          <table:table-cell table:formula="of:=IF([.C7]; [.C7]-[.B7]; &quot;&quot;)" office:value-type="time" office:time-value="PT02H30M00S" calcext:value-type="time">
            <text:p>02:30</text:p>
          </table:table-cell>
          <table:table-cell office:value-type="string" calcext:value-type="string">
            <text:p>* Reorganize directory structure and git repo (preparation for pushing it to a remote repo)</text:p>
            <text:p><text:span text:style-name="T1">* Read papers/articles on stack buffer overflows and shellcodes (</text:span><text:span text:style-name="T1"><text:a xlink:href="http://phrack.org/issues/55/8.html#article" xlink:type="simple">http://phrack.org/issues/55/8.html#article</text:a></text:span><text:span text:style-name="T1"> Frame Pointer overwrite, </text:span><text:span text:style-name="T1"><text:a xlink:href="https://www.win.tue.nl/~aeb/linux/hh/hh-10.html" xlink:type="simple">https://www.win.tue.nl/~aeb/linux/hh/hh-10.html</text:a></text:span><text:span text:style-name="T1"> SBOF, </text:span><text:span text:style-name="T1"><text:a xlink:href="http://phrack.org/issues/57/15.html#article" xlink:type="simple">http://phrack.org/issues/57/15.html#article</text:a></text:span><text:span text:style-name="T1"> alphanumeric shellcode</text:span>)</text:p>
          </table:table-cell>
          <table:table-cell table:formula="of:=[.D6]+[.D7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8]; [.C8]-[.B8]; &quot;&quot;)">
            <text:p/>
          </table:table-cell>
          <table:table-cell table:number-columns-repeated="1020"/>
        </table:table-row>
        <table:table-row table:style-name="ro6">
          <table:table-cell table:style-name="ce2" office:value-type="date" office:date-value="2020-04-03" calcext:value-type="date">
            <text:p>03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9]; [.C9]-[.B9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ading the paper on alphanumeric shellcode</text:p>
            <text:p>* Read more papers/presentations (<text:a xlink:href="https://cansecwest.com/core05/memory_vulns_delalleau.pdf" xlink:type="simple">https://cansecwest.com/core05/memory_vulns_delalleau.pdf</text:a> on memory security flaws (e.g. in Linux kernel 2.6))</text:p>
            <text:p>* Keep in mind: The Shellcoder’s Handbook (Anley et al.)</text:p>
            <text:p>* Set up VM for SSH access =&gt; work on host, execute in VM</text:p>
            <text:p>* Start working on 64 bit stack smashing examples according to <text:a xlink:href="https://blog.techorganic.com/2015/04/10/64-bit-linux-stack-smashing-tutorial-part-1/" xlink:type="simple">https://blog.techorganic.com/2015/04/10/64-bit-linux-stack-smashing-tutorial-part-1/</text:a> by superkojiman</text:p>
          </table:table-cell>
          <table:table-cell table:style-name="Default"/>
          <table:table-cell table:number-columns-repeated="1018"/>
        </table:table-row>
        <table:table-row table:style-name="ro2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4H00M00S" calcext:value-type="time">
            <text:p>14:00</text:p>
          </table:table-cell>
          <table:table-cell table:formula="of:=IF([.C10]; [.C10]-[.B10]; &quot;&quot;)" office:value-type="time" office:time-value="PT00H30M00S" calcext:value-type="time">
            <text:p>00:30</text:p>
          </table:table-cell>
          <table:table-cell office:value-type="string" calcext:value-type="string">
            <text:p>* Continue 64 bit stack smashing</text:p>
          </table:table-cell>
          <table:table-cell table:number-columns-repeated="1019"/>
        </table:table-row>
        <table:table-row table:style-name="ro1">
          <table:table-cell/>
          <table:table-cell office:value-type="time" office:time-value="PT14H20M00S" calcext:value-type="time">
            <text:p>14:20</text:p>
          </table:table-cell>
          <table:table-cell office:value-type="time" office:time-value="PT15H15M00S" calcext:value-type="time">
            <text:p>15:15</text:p>
          </table:table-cell>
          <table:table-cell table:formula="of:=IF([.C11]; [.C11]-[.B11]; &quot;&quot;)" office:value-type="time" office:time-value="PT00H55M00S" calcext:value-type="time">
            <text:p>00:55</text:p>
          </table:table-cell>
          <table:table-cell office:value-type="string" calcext:value-type="string">
            <text:p>* Finish part 1 of the 64 bit stack smashing tutorial (typical stack buffer overflow)</text:p>
          </table:table-cell>
          <table:table-cell table:formula="of:=[.D9]+[.D10]+[.D11]" office:value-type="time" office:time-value="PT06H55M00S" calcext:value-type="time">
            <text:p>06:55</text:p>
          </table:table-cell>
          <table:table-cell table:formula="of:=[.F4]+[.F7]+[.F11]" office:value-type="time" office:time-value="PT22H25M00S" calcext:value-type="time">
            <text:p>22:2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IF([.C12]; [.C12]-[.B12]; &quot;&quot;)">
            <text:p/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Week 2</text:p>
          </table:table-cell>
          <table:table-cell table:style-name="Default" table:number-columns-repeated="5"/>
          <table:table-cell table:number-columns-repeated="1018"/>
        </table:table-row>
        <table:table-row table:style-name="ro3">
          <table:table-cell table:style-name="ce2" office:value-type="date" office:date-value="2020-04-06" calcext:value-type="date">
            <text:p>06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0H00M00S" calcext:value-type="time">
            <text:p>10:00</text:p>
          </table:table-cell>
          <table:table-cell table:formula="of:=IF([.C14]; [.C14]-[.B14]; &quot;&quot;)" office:value-type="time" office:time-value="PT03H00M00S" calcext:value-type="time">
            <text:p>03:00</text:p>
          </table:table-cell>
          <table:table-cell office:value-type="string" calcext:value-type="string">
            <text:p>* Set up GitHub repository</text:p>
            <text:p>* Start and finish part 2 of the 64 bit stack smashing tutorial (ret2libc stack buffer overflow)</text:p>
          </table:table-cell>
          <table:table-cell table:number-columns-repeated="1019"/>
        </table:table-row>
        <table:table-row table:style-name="ro1">
          <table:table-cell/>
          <table:table-cell office:value-type="time" office:time-value="PT10H15M00S" calcext:value-type="time">
            <text:p>10:15</text:p>
          </table:table-cell>
          <table:table-cell office:value-type="time" office:time-value="PT11H20M00S" calcext:value-type="time">
            <text:p>11:20</text:p>
          </table:table-cell>
          <table:table-cell table:formula="of:=IF([.C15]; [.C15]-[.B15]; &quot;&quot;)" office:value-type="time" office:time-value="PT01H05M00S" calcext:value-type="time">
            <text:p>01:05</text:p>
          </table:table-cell>
          <table:table-cell office:value-type="string" calcext:value-type="string">
            <text:p>* Start part 3 of the 64 bit stack smashing tutorial (leak libc address, overwrite GOT)</text:p>
          </table:table-cell>
          <table:table-cell table:number-columns-repeated="1019"/>
        </table:table-row>
        <table:table-row table:style-name="ro3">
          <table:table-cell/>
          <table:table-cell office:value-type="time" office:time-value="PT13H45M00S" calcext:value-type="time">
            <text:p>13:45</text:p>
          </table:table-cell>
          <table:table-cell office:value-type="time" office:time-value="PT17H00M00S" calcext:value-type="time">
            <text:p>17:00</text:p>
          </table:table-cell>
          <table:table-cell table:formula="of:=IF([.C16]; [.C16]-[.B16]; &quot;&quot;)" office:value-type="time" office:time-value="PT03H15M00S" calcext:value-type="time">
            <text:p>03:15</text:p>
          </table:table-cell>
          <table:table-cell office:value-type="string" calcext:value-type="string">
            <text:p>* Stuck at part 3: several problems (attaching gdb does not work correctly, libc base address is incorrect (might have something to do with the ifunc functionality of libc))</text:p>
          </table:table-cell>
          <table:table-cell table:formula="of:=[.D14]+[.D15]+[.D16]" office:value-type="time" office:time-value="PT07H20M00S" calcext:value-type="time">
            <text:p>07:2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17]; [.C17]-[.B17]; &quot;&quot;)">
            <text:p/>
          </table:table-cell>
          <table:table-cell table:number-columns-repeated="1020"/>
        </table:table-row>
        <table:table-row table:style-name="ro7">
          <table:table-cell table:style-name="ce2" office:value-type="date" office:date-value="2020-04-07" calcext:value-type="date">
            <text:p>07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18]; [.C18]-[.B18]; &quot;&quot;)" office:value-type="time" office:time-value="PT05H30M00S" calcext:value-type="time">
            <text:p>05:30</text:p>
          </table:table-cell>
          <table:table-cell office:value-type="string" calcext:value-type="string">
            <text:p>* Add functionality to spawn shell as another user / make use of SUID bit (setreuid) (32 bit as well as 64 bit stack buffer overflows)</text:p>
            <text:p>* Look into VirtualBox filesystem permissions: cannot change permissions on shared folder (prevented by VirtualBox), cannot sync to other folder to change permissions on other folder (no inotify on vboxfs)</text:p>
            <text:p>* Start reading paper on ASLR bypassing (<text:a xlink:href="https://api.semanticscholar.org/CorpusID:16401261" xlink:type="simple">https://api.semanticscholar.org/CorpusID:16401261</text:a>)</text:p>
          </table:table-cell>
          <table:table-cell table:number-columns-repeated="1019"/>
        </table:table-row>
        <table:table-row table:style-name="ro5">
          <table:table-cell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19]; [.C19]-[.B19]; &quot;&quot;)" office:value-type="time" office:time-value="PT01H45M00S" calcext:value-type="time">
            <text:p>01:45</text:p>
          </table:table-cell>
          <table:table-cell office:value-type="string" calcext:value-type="string">
            <text:p>* Finish reading the paper on ASLR bypassing</text:p>
            <text:p>* Next steps: try the exploits given in the paper</text:p>
            <text:p>* Problems that might occur: modern ASLR randomizes more memory regions than in the paper (e.g. heap); modern compilers have different approaches (e.g. no .dtors section in the ELF); everything in 32 bit, no PIE, no stack protection =&gt; solely bypass ASLR, other measures may still prevent successful exploits!</text:p>
          </table:table-cell>
          <table:table-cell table:formula="of:=[.D18]+[.D19]" office:value-type="time" office:time-value="PT07H15M00S" calcext:value-type="time">
            <text:p>07:1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20]; [.C20]-[.B20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08" calcext:value-type="date">
            <text:p>08/04/2020</text:p>
          </table:table-cell>
          <table:table-cell office:value-type="time" office:time-value="PT07H30M00S" calcext:value-type="time">
            <text:p>07:30</text:p>
          </table:table-cell>
          <table:table-cell office:value-type="time" office:time-value="PT11H30M00S" calcext:value-type="time">
            <text:p>11:30</text:p>
          </table:table-cell>
          <table:table-cell table:formula="of:=IF([.C21]; [.C21]-[.B21]; &quot;&quot;)" office:value-type="time" office:time-value="PT04H00M00S" calcext:value-type="time">
            <text:p>04:00</text:p>
          </table:table-cell>
          <table:table-cell office:value-type="string" calcext:value-type="string">
            <text:p>* Prepare code for demo</text:p>
            <text:p>* Read up on ASLR settings on current Linux kernels</text:p>
            <text:p>* Video conference with demo</text:p>
          </table:table-cell>
          <table:table-cell table:number-columns-repeated="1019"/>
        </table:table-row>
        <table:table-row table:style-name="ro2">
          <table:table-cell/>
          <table:table-cell office:value-type="time" office:time-value="PT12H30M00S" calcext:value-type="time">
            <text:p>12:30</text:p>
          </table:table-cell>
          <table:table-cell office:value-type="time" office:time-value="PT15H50M00S" calcext:value-type="time">
            <text:p>15:50</text:p>
          </table:table-cell>
          <table:table-cell table:formula="of:=IF([.C22]; [.C22]-[.B22]; &quot;&quot;)" office:value-type="time" office:time-value="PT03H20M00S" calcext:value-type="time">
            <text:p>03:20</text:p>
          </table:table-cell>
          <table:table-cell office:value-type="string" calcext:value-type="string">
            <text:p>* Work on exploits from ASLR bypassing paper: brute force attack </text:p>
          </table:table-cell>
          <table:table-cell table:formula="of:=[.D21]+[.D22]" office:value-type="time" office:time-value="PT07H20M00S" calcext:value-type="time">
            <text:p>07:2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23]; [.C23]-[.B23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09" calcext:value-type="date">
            <text:p>09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45M00S" calcext:value-type="time">
            <text:p>12:45</text:p>
          </table:table-cell>
          <table:table-cell table:formula="of:=IF([.C24]; [.C24]-[.B24]; &quot;&quot;)" office:value-type="time" office:time-value="PT05H45M00S" calcext:value-type="time">
            <text:p>05:45</text:p>
          </table:table-cell>
          <table:table-cell office:value-type="string" calcext:value-type="string">
            <text:p>* Implement ret2text and ret2bss/ret2data exploits</text:p>
            <text:p>* Read several articles from <text:a xlink:href="https://manybutfinite.com/" xlink:type="simple">https://manybutfinite.com</text:a> (good resource on kernel mechanics and memory layout)</text:p>
          </table:table-cell>
          <table:table-cell table:number-columns-repeated="1019"/>
        </table:table-row>
        <table:table-row table:style-name="ro4">
          <table:table-cell table:style-name="ce2"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25]; [.C25]-[.B25]; &quot;&quot;)" office:value-type="time" office:time-value="PT01H45M00S" calcext:value-type="time">
            <text:p>01:45</text:p>
          </table:table-cell>
          <table:table-cell office:value-type="string" calcext:value-type="string">
            <text:p>* Work on ret2heap, string pointer redirection, function pointer redirection</text:p>
            <text:p>* Findings: not possible to disable heap address randomization on modern kernels without completely disabling ASLR; function pointer redirection allows building up ROP chains with arbitrary shellcode (as long as the necessary instructions can be found in the executable)</text:p>
          </table:table-cell>
          <table:table-cell table:formula="of:=[.D24]+[.D25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26]; [.C26]-[.B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]; [.C27]-[.B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]; [.C28]-[.B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]; [.C29]-[.B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]; [.C30]-[.B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]; [.C31]-[.B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]; [.C32]-[.B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]; [.C33]-[.B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]; [.C34]-[.B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]; [.C35]-[.B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]; [.C36]-[.B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7]; [.C37]-[.B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8]; [.C38]-[.B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9]; [.C39]-[.B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0]; [.C40]-[.B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1]; [.C41]-[.B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2]; [.C42]-[.B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3]; [.C43]-[.B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4]; [.C44]-[.B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5]; [.C45]-[.B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6]; [.C46]-[.B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7]; [.C47]-[.B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8]; [.C48]-[.B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9]; [.C49]-[.B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0]; [.C50]-[.B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1]; [.C51]-[.B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2]; [.C52]-[.B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3]; [.C53]-[.B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4]; [.C54]-[.B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5]; [.C55]-[.B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6]; [.C56]-[.B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7]; [.C57]-[.B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8]; [.C58]-[.B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9]; [.C59]-[.B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0]; [.C60]-[.B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1]; [.C61]-[.B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2]; [.C62]-[.B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3]; [.C63]-[.B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4]; [.C64]-[.B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5]; [.C65]-[.B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6]; [.C66]-[.B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7]; [.C67]-[.B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8]; [.C68]-[.B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9]; [.C69]-[.B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0]; [.C70]-[.B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1]; [.C71]-[.B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2]; [.C72]-[.B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3]; [.C73]-[.B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4]; [.C74]-[.B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5]; [.C75]-[.B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6]; [.C76]-[.B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7]; [.C77]-[.B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8]; [.C78]-[.B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9]; [.C79]-[.B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0]; [.C80]-[.B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1]; [.C81]-[.B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2]; [.C82]-[.B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3]; [.C83]-[.B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4]; [.C84]-[.B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5]; [.C85]-[.B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6]; [.C86]-[.B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7]; [.C87]-[.B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8]; [.C88]-[.B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9]; [.C89]-[.B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0]; [.C90]-[.B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1]; [.C91]-[.B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2]; [.C92]-[.B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3]; [.C93]-[.B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4]; [.C94]-[.B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5]; [.C95]-[.B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6]; [.C96]-[.B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7]; [.C97]-[.B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8]; [.C98]-[.B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9]; [.C99]-[.B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0]; [.C100]-[.B1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1]; [.C101]-[.B1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2]; [.C102]-[.B1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3]; [.C103]-[.B1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4]; [.C104]-[.B1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5]; [.C105]-[.B1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6]; [.C106]-[.B1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7]; [.C107]-[.B1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8]; [.C108]-[.B1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9]; [.C109]-[.B1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0]; [.C110]-[.B1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1]; [.C111]-[.B1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2]; [.C112]-[.B1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3]; [.C113]-[.B1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4]; [.C114]-[.B1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5]; [.C115]-[.B1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6]; [.C116]-[.B1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7]; [.C117]-[.B1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8]; [.C118]-[.B1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9]; [.C119]-[.B1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0]; [.C120]-[.B1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1]; [.C121]-[.B1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2]; [.C122]-[.B1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3]; [.C123]-[.B1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4]; [.C124]-[.B1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5]; [.C125]-[.B1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6]; [.C126]-[.B1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7]; [.C127]-[.B1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8]; [.C128]-[.B1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9]; [.C129]-[.B1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0]; [.C130]-[.B1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1]; [.C131]-[.B1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2]; [.C132]-[.B1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3]; [.C133]-[.B1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4]; [.C134]-[.B1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5]; [.C135]-[.B1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6]; [.C136]-[.B1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7]; [.C137]-[.B1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8]; [.C138]-[.B1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9]; [.C139]-[.B1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0]; [.C140]-[.B1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1]; [.C141]-[.B1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2]; [.C142]-[.B1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3]; [.C143]-[.B1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4]; [.C144]-[.B1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5]; [.C145]-[.B1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6]; [.C146]-[.B1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7]; [.C147]-[.B1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8]; [.C148]-[.B1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9]; [.C149]-[.B1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0]; [.C150]-[.B1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1]; [.C151]-[.B1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2]; [.C152]-[.B1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3]; [.C153]-[.B1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4]; [.C154]-[.B1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5]; [.C155]-[.B1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6]; [.C156]-[.B1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7]; [.C157]-[.B1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8]; [.C158]-[.B1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9]; [.C159]-[.B1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0]; [.C160]-[.B1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1]; [.C161]-[.B1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2]; [.C162]-[.B1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3]; [.C163]-[.B1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4]; [.C164]-[.B1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5]; [.C165]-[.B1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6]; [.C166]-[.B1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7]; [.C167]-[.B1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8]; [.C168]-[.B1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9]; [.C169]-[.B1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0]; [.C170]-[.B1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1]; [.C171]-[.B1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2]; [.C172]-[.B1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3]; [.C173]-[.B1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4]; [.C174]-[.B1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5]; [.C175]-[.B1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6]; [.C176]-[.B1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7]; [.C177]-[.B1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8]; [.C178]-[.B1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9]; [.C179]-[.B1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0]; [.C180]-[.B1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1]; [.C181]-[.B1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2]; [.C182]-[.B1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3]; [.C183]-[.B1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4]; [.C184]-[.B1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5]; [.C185]-[.B1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6]; [.C186]-[.B1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7]; [.C187]-[.B1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8]; [.C188]-[.B1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9]; [.C189]-[.B1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0]; [.C190]-[.B1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1]; [.C191]-[.B1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2]; [.C192]-[.B1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3]; [.C193]-[.B1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4]; [.C194]-[.B1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5]; [.C195]-[.B1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6]; [.C196]-[.B1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7]; [.C197]-[.B1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8]; [.C198]-[.B1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9]; [.C199]-[.B1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0]; [.C200]-[.B2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1]; [.C201]-[.B2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2]; [.C202]-[.B2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3]; [.C203]-[.B2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4]; [.C204]-[.B2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5]; [.C205]-[.B2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6]; [.C206]-[.B2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7]; [.C207]-[.B2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8]; [.C208]-[.B2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9]; [.C209]-[.B2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0]; [.C210]-[.B2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1]; [.C211]-[.B2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2]; [.C212]-[.B2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3]; [.C213]-[.B2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4]; [.C214]-[.B2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5]; [.C215]-[.B2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6]; [.C216]-[.B2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7]; [.C217]-[.B2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8]; [.C218]-[.B2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9]; [.C219]-[.B2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0]; [.C220]-[.B2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1]; [.C221]-[.B2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2]; [.C222]-[.B2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3]; [.C223]-[.B2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4]; [.C224]-[.B2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5]; [.C225]-[.B2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6]; [.C226]-[.B2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7]; [.C227]-[.B2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8]; [.C228]-[.B2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9]; [.C229]-[.B2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0]; [.C230]-[.B2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1]; [.C231]-[.B2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2]; [.C232]-[.B2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3]; [.C233]-[.B2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4]; [.C234]-[.B2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5]; [.C235]-[.B2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6]; [.C236]-[.B2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7]; [.C237]-[.B2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8]; [.C238]-[.B2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9]; [.C239]-[.B2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0]; [.C240]-[.B2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1]; [.C241]-[.B2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2]; [.C242]-[.B2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3]; [.C243]-[.B2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4]; [.C244]-[.B2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5]; [.C245]-[.B2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6]; [.C246]-[.B2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7]; [.C247]-[.B2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8]; [.C248]-[.B2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9]; [.C249]-[.B2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0]; [.C250]-[.B2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1]; [.C251]-[.B2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2]; [.C252]-[.B2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3]; [.C253]-[.B2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4]; [.C254]-[.B2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5]; [.C255]-[.B2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6]; [.C256]-[.B2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7]; [.C257]-[.B2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8]; [.C258]-[.B2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9]; [.C259]-[.B2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0]; [.C260]-[.B2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1]; [.C261]-[.B2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2]; [.C262]-[.B2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3]; [.C263]-[.B2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4]; [.C264]-[.B2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5]; [.C265]-[.B2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6]; [.C266]-[.B2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7]; [.C267]-[.B2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8]; [.C268]-[.B2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9]; [.C269]-[.B2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0]; [.C270]-[.B2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1]; [.C271]-[.B2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2]; [.C272]-[.B2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3]; [.C273]-[.B2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4]; [.C274]-[.B2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5]; [.C275]-[.B2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6]; [.C276]-[.B2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7]; [.C277]-[.B2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8]; [.C278]-[.B2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9]; [.C279]-[.B2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0]; [.C280]-[.B2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1]; [.C281]-[.B2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2]; [.C282]-[.B2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3]; [.C283]-[.B2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4]; [.C284]-[.B2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5]; [.C285]-[.B2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6]; [.C286]-[.B2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7]; [.C287]-[.B2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8]; [.C288]-[.B2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9]; [.C289]-[.B2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0]; [.C290]-[.B2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1]; [.C291]-[.B2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2]; [.C292]-[.B2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3]; [.C293]-[.B2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4]; [.C294]-[.B2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5]; [.C295]-[.B2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6]; [.C296]-[.B2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7]; [.C297]-[.B2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8]; [.C298]-[.B2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9]; [.C299]-[.B2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0]; [.C300]-[.B3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1]; [.C301]-[.B3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2]; [.C302]-[.B3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3]; [.C303]-[.B3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4]; [.C304]-[.B3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5]; [.C305]-[.B3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6]; [.C306]-[.B3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7]; [.C307]-[.B3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8]; [.C308]-[.B3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9]; [.C309]-[.B3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0]; [.C310]-[.B3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1]; [.C311]-[.B3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2]; [.C312]-[.B3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3]; [.C313]-[.B3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4]; [.C314]-[.B3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5]; [.C315]-[.B3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6]; [.C316]-[.B3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7]; [.C317]-[.B3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8]; [.C318]-[.B3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9]; [.C319]-[.B3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0]; [.C320]-[.B3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1]; [.C321]-[.B3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2]; [.C322]-[.B3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3]; [.C323]-[.B3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4]; [.C324]-[.B3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5]; [.C325]-[.B3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6]; [.C326]-[.B3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7]; [.C327]-[.B3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8]; [.C328]-[.B3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9]; [.C329]-[.B3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0]; [.C330]-[.B3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1]; [.C331]-[.B3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2]; [.C332]-[.B3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3]; [.C333]-[.B3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4]; [.C334]-[.B3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5]; [.C335]-[.B3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6]; [.C336]-[.B3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7]; [.C337]-[.B3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8]; [.C338]-[.B3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9]; [.C339]-[.B3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0]; [.C340]-[.B3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1]; [.C341]-[.B3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2]; [.C342]-[.B3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3]; [.C343]-[.B3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4]; [.C344]-[.B3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5]; [.C345]-[.B3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6]; [.C346]-[.B3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7]; [.C347]-[.B3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8]; [.C348]-[.B3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9]; [.C349]-[.B3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0]; [.C350]-[.B3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1]; [.C351]-[.B3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2]; [.C352]-[.B3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3]; [.C353]-[.B3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4]; [.C354]-[.B3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5]; [.C355]-[.B3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6]; [.C356]-[.B3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7]; [.C357]-[.B3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8]; [.C358]-[.B3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9]; [.C359]-[.B3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0]; [.C360]-[.B3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1]; [.C361]-[.B3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2]; [.C362]-[.B3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3]; [.C363]-[.B36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4]; [.C364]-[.B36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5]; [.C365]-[.B36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6]; [.C366]-[.B36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7]; [.C367]-[.B36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8]; [.C368]-[.B36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9]; [.C369]-[.B36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0]; [.C370]-[.B37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1]; [.C371]-[.B37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2]; [.C372]-[.B372]; &quot;&quot;)">
            <text:p/>
          </table:table-cell>
          <table:table-cell table:number-columns-repeated="1020"/>
        </table:table-row>
        <table:table-row table:style-name="ro2" table:number-rows-repeated="104820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 number:title="User-defined">
      <number:day number:style="long"/>
      <number:text>/</number:text>
      <number:month number:style="long"/>
      <number:text>/</number:text>
      <number:year number:style="long"/>
    </number:date-style>
    <number:date-style style:name="N126">
      <number:day-of-week number:style="long"/>
      <number:text>, </number:text>
      <number:day number:style="long"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 style:data-style-name="N2" text:time-value="07:28:22.0005859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1T07:45:16</meta:creation-date>
    <dc:language>en-US</dc:language>
    <dc:date>2020-04-09T15:24:21.789831836</dc:date>
    <meta:editing-cycles>55</meta:editing-cycles>
    <meta:editing-duration>P1DT2H32M30S</meta:editing-duration>
    <meta:generator>LibreOffice/6.4.2.2$Linux_X86_64 LibreOffice_project/40$Build-2</meta:generator>
    <meta:document-statistic meta:table-count="1" meta:cell-count="441" meta:object-count="0"/>
  </office:meta>
</office:document-meta>
</file>